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 style:data-style-name="N20000">
      <style:text-properties style:font-name="Arial" style:font-name-asian="DejaVu Sans" style:font-name-complex="DejaVu Sans"/>
    </style:style>
    <style:style style:name="ce3" style:family="table-cell" style:parent-style-name="Default" style:data-style-name="N20000">
      <style:table-cell-properties fo:border-bottom="none" fo:border-left="none" fo:border-right="none" fo:border-top="0.002cm solid #000000"/>
    </style:style>
    <style:style style:name="ce4" style:family="table-cell" style:parent-style-name="Default" style:data-style-name="N20000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2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mA</text:p>
          </table:table-cell>
          <table:table-cell office:value-type="string">
            <text:p>SU in V</text:p>
          </table:table-cell>
          <table:table-cell office:value-type="string">
            <text:p>SI in mA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0.005*[.A2]+0.001" office:value-type="float" office:value="0.001">
            <text:p>0.001</text:p>
          </table:table-cell>
          <table:table-cell table:formula="of:=0.001*[.B2]+0.01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float" office:value="0.208">
            <text:p>0.208</text:p>
          </table:table-cell>
          <table:table-cell office:value-type="float" office:value="2.09">
            <text:p>2.09</text:p>
          </table:table-cell>
          <table:table-cell table:formula="of:=0.005*[.A3]+0.001" office:value-type="float" office:value="0.00204">
            <text:p>0.00204</text:p>
          </table:table-cell>
          <table:table-cell table:formula="of:=0.001*[.B3]+0.01" office:value-type="float" office:value="0.01209">
            <text:p>0.01209</text:p>
          </table:table-cell>
          <table:table-cell table:number-columns-repeated="1020"/>
        </table:table-row>
        <table:table-row table:style-name="ro1">
          <table:table-cell office:value-type="float" office:value="0.401">
            <text:p>0.401</text:p>
          </table:table-cell>
          <table:table-cell office:value-type="float" office:value="4.02">
            <text:p>4.02</text:p>
          </table:table-cell>
          <table:table-cell table:formula="of:=0.005*[.A4]+0.001" office:value-type="float" office:value="0.003005">
            <text:p>0.003005</text:p>
          </table:table-cell>
          <table:table-cell table:formula="of:=0.001*[.B4]+0.01" office:value-type="float" office:value="0.01402">
            <text:p>0.01402</text:p>
          </table:table-cell>
          <table:table-cell table:number-columns-repeated="10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6.01">
            <text:p>6.01</text:p>
          </table:table-cell>
          <table:table-cell table:formula="of:=0.005*[.A5]+0.001" office:value-type="float" office:value="0.004">
            <text:p>0.004</text:p>
          </table:table-cell>
          <table:table-cell table:formula="of:=0.001*[.B5]+0.01" office:value-type="float" office:value="0.01601">
            <text:p>0.01601</text:p>
          </table:table-cell>
          <table:table-cell table:number-columns-repeated="1020"/>
        </table:table-row>
        <table:table-row table:style-name="ro1">
          <table:table-cell office:value-type="float" office:value="0.805">
            <text:p>0.805</text:p>
          </table:table-cell>
          <table:table-cell office:value-type="float" office:value="8.07">
            <text:p>8.07</text:p>
          </table:table-cell>
          <table:table-cell table:formula="of:=0.005*[.A6]+0.001" office:value-type="float" office:value="0.005025">
            <text:p>0.005025</text:p>
          </table:table-cell>
          <table:table-cell table:formula="of:=0.001*[.B6]+0.01" office:value-type="float" office:value="0.01807">
            <text:p>0.01807</text:p>
          </table:table-cell>
          <table:table-cell table:number-columns-repeated="1020"/>
        </table:table-row>
        <table:table-row table:style-name="ro1">
          <table:table-cell office:value-type="float" office:value="1.004">
            <text:p>1.004</text:p>
          </table:table-cell>
          <table:table-cell office:value-type="float" office:value="10.07">
            <text:p>10.07</text:p>
          </table:table-cell>
          <table:table-cell table:formula="of:=0.005*[.A7]+0.001" office:value-type="float" office:value="0.00602">
            <text:p>0.00602</text:p>
          </table:table-cell>
          <table:table-cell table:formula="of:=0.001*[.B7]+0.01" office:value-type="float" office:value="0.02007">
            <text:p>0.02007</text:p>
          </table:table-cell>
          <table:table-cell table:number-columns-repeated="1020"/>
        </table:table-row>
        <table:table-row table:style-name="ro1">
          <table:table-cell office:value-type="float" office:value="1.203">
            <text:p>1.203</text:p>
          </table:table-cell>
          <table:table-cell office:value-type="float" office:value="12.06">
            <text:p>12.06</text:p>
          </table:table-cell>
          <table:table-cell table:formula="of:=0.005*[.A8]+0.001" office:value-type="float" office:value="0.007015">
            <text:p>0.007015</text:p>
          </table:table-cell>
          <table:table-cell table:formula="of:=0.001*[.B8]+0.01" office:value-type="float" office:value="0.02206">
            <text:p>0.02206</text:p>
          </table:table-cell>
          <table:table-cell table:number-columns-repeated="1020"/>
        </table:table-row>
        <table:table-row table:style-name="ro1">
          <table:table-cell office:value-type="float" office:value="1.418">
            <text:p>1.418</text:p>
          </table:table-cell>
          <table:table-cell office:value-type="float" office:value="14.21">
            <text:p>14.21</text:p>
          </table:table-cell>
          <table:table-cell table:formula="of:=0.005*[.A9]+0.001" office:value-type="float" office:value="0.00809">
            <text:p>0.00809</text:p>
          </table:table-cell>
          <table:table-cell table:formula="of:=0.001*[.B9]+0.01" office:value-type="float" office:value="0.02421">
            <text:p>0.02421</text:p>
          </table:table-cell>
          <table:table-cell table:number-columns-repeated="1020"/>
        </table:table-row>
        <table:table-row table:style-name="ro1">
          <table:table-cell office:value-type="float" office:value="1.601">
            <text:p>1.601</text:p>
          </table:table-cell>
          <table:table-cell office:value-type="float" office:value="16.04">
            <text:p>16.04</text:p>
          </table:table-cell>
          <table:table-cell table:formula="of:=0.005*[.A10]+0.001" office:value-type="float" office:value="0.009005">
            <text:p>0.009005</text:p>
          </table:table-cell>
          <table:table-cell table:formula="of:=0.001*[.B10]+0.01" office:value-type="float" office:value="0.02604">
            <text:p>0.02604</text:p>
          </table:table-cell>
          <table:table-cell table:number-columns-repeated="1020"/>
        </table:table-row>
        <table:table-row table:style-name="ro1">
          <table:table-cell office:value-type="float" office:value="1.801">
            <text:p>1.801</text:p>
          </table:table-cell>
          <table:table-cell office:value-type="float" office:value="18.05">
            <text:p>18.05</text:p>
          </table:table-cell>
          <table:table-cell table:formula="of:=0.005*[.A11]+0.001" office:value-type="float" office:value="0.010005">
            <text:p>0.010005</text:p>
          </table:table-cell>
          <table:table-cell table:formula="of:=0.001*[.B11]+0.01" office:value-type="float" office:value="0.02805">
            <text:p>0.02805</text:p>
          </table:table-cell>
          <table:table-cell table:number-columns-repeated="1020"/>
        </table:table-row>
        <table:table-row table:style-name="ro1">
          <table:table-cell office:value-type="float" office:value="1.991">
            <text:p>1.991</text:p>
          </table:table-cell>
          <table:table-cell office:value-type="float" office:value="19.95">
            <text:p>19.95</text:p>
          </table:table-cell>
          <table:table-cell table:formula="of:=0.005*[.A12]+0.001" office:value-type="float" office:value="0.010955">
            <text:p>0.010955</text:p>
          </table:table-cell>
          <table:table-cell table:formula="of:=0.001*[.B12]+0.01" office:value-type="float" office:value="0.02995">
            <text:p>0.02995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A</text:p>
          </table:table-cell>
          <table:table-cell office:value-type="string">
            <text:p>SU in V</text:p>
          </table:table-cell>
          <table:table-cell office:value-type="string">
            <text:p>SI in A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0.005*[.A2]+0.001" office:value-type="float" office:value="0.001">
            <text:p>0.001</text:p>
          </table:table-cell>
          <table:table-cell table:formula="of:=0.015*[.B2]+0.001" office:value-type="float" office:value="0.001">
            <text:p>0.001</text:p>
          </table:table-cell>
          <table:table-cell table:number-columns-repeated="1020"/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0.044">
            <text:p>0.044</text:p>
          </table:table-cell>
          <table:table-cell table:formula="of:=0.005*[.A3]+0.001" office:value-type="float" office:value="0.001255">
            <text:p>0.001255</text:p>
          </table:table-cell>
          <table:table-cell table:formula="of:=0.015*[.B3]+0.001" office:value-type="float" office:value="0.00166">
            <text:p>0.00166</text:p>
          </table:table-cell>
          <table:table-cell table:number-columns-repeated="1020"/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0.084">
            <text:p>0.084</text:p>
          </table:table-cell>
          <table:table-cell table:formula="of:=0.005*[.A4]+0.001" office:value-type="float" office:value="0.001525">
            <text:p>0.001525</text:p>
          </table:table-cell>
          <table:table-cell table:formula="of:=0.015*[.B4]+0.001" office:value-type="float" office:value="0.00226">
            <text:p>0.00226</text:p>
          </table:table-cell>
          <table:table-cell table:number-columns-repeated="1020"/>
        </table:table-row>
        <table:table-row table:style-name="ro1">
          <table:table-cell office:value-type="float" office:value="0.148">
            <text:p>0.148</text:p>
          </table:table-cell>
          <table:table-cell office:value-type="float" office:value="0.108">
            <text:p>0.108</text:p>
          </table:table-cell>
          <table:table-cell table:formula="of:=0.005*[.A5]+0.001" office:value-type="float" office:value="0.00174">
            <text:p>0.00174</text:p>
          </table:table-cell>
          <table:table-cell table:formula="of:=0.015*[.B5]+0.001" office:value-type="float" office:value="0.00262">
            <text:p>0.00262</text:p>
          </table:table-cell>
          <table:table-cell table:number-columns-repeated="10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28">
            <text:p>0.128</text:p>
          </table:table-cell>
          <table:table-cell table:formula="of:=0.005*[.A6]+0.001" office:value-type="float" office:value="0.002">
            <text:p>0.002</text:p>
          </table:table-cell>
          <table:table-cell table:formula="of:=0.015*[.B6]+0.001" office:value-type="float" office:value="0.00292">
            <text:p>0.00292</text:p>
          </table:table-cell>
          <table:table-cell table:number-columns-repeated="1020"/>
        </table:table-row>
        <table:table-row table:style-name="ro1">
          <table:table-cell office:value-type="float" office:value="0.251">
            <text:p>0.251</text:p>
          </table:table-cell>
          <table:table-cell office:value-type="float" office:value="0.139">
            <text:p>0.139</text:p>
          </table:table-cell>
          <table:table-cell table:formula="of:=0.005*[.A7]+0.001" office:value-type="float" office:value="0.002255">
            <text:p>0.002255</text:p>
          </table:table-cell>
          <table:table-cell table:formula="of:=0.015*[.B7]+0.001" office:value-type="float" office:value="0.003085">
            <text:p>0.003085</text:p>
          </table:table-cell>
          <table:table-cell table:number-columns-repeated="1020"/>
        </table:table-row>
        <table:table-row table:style-name="ro1">
          <table:table-cell office:value-type="float" office:value="0.303">
            <text:p>0.303</text:p>
          </table:table-cell>
          <table:table-cell office:value-type="float" office:value="0.146">
            <text:p>0.146</text:p>
          </table:table-cell>
          <table:table-cell table:formula="of:=0.005*[.A8]+0.001" office:value-type="float" office:value="0.002515">
            <text:p>0.002515</text:p>
          </table:table-cell>
          <table:table-cell table:formula="of:=0.015*[.B8]+0.001" office:value-type="float" office:value="0.00319">
            <text:p>0.00319</text:p>
          </table:table-cell>
          <table:table-cell table:number-columns-repeated="1020"/>
        </table:table-row>
        <table:table-row table:style-name="ro1">
          <table:table-cell office:value-type="float" office:value="0.349">
            <text:p>0.349</text:p>
          </table:table-cell>
          <table:table-cell office:value-type="float" office:value="0.149">
            <text:p>0.149</text:p>
          </table:table-cell>
          <table:table-cell table:formula="of:=0.005*[.A9]+0.001" office:value-type="float" office:value="0.002745">
            <text:p>0.002745</text:p>
          </table:table-cell>
          <table:table-cell table:formula="of:=0.015*[.B9]+0.001" office:value-type="float" office:value="0.003235">
            <text:p>0.003235</text:p>
          </table:table-cell>
          <table:table-cell table:number-columns-repeated="1020"/>
        </table:table-row>
        <table:table-row table:style-name="ro1">
          <table:table-cell office:value-type="float" office:value="0.402">
            <text:p>0.402</text:p>
          </table:table-cell>
          <table:table-cell office:value-type="float" office:value="0.152">
            <text:p>0.152</text:p>
          </table:table-cell>
          <table:table-cell table:formula="of:=0.005*[.A10]+0.001" office:value-type="float" office:value="0.00301">
            <text:p>0.00301</text:p>
          </table:table-cell>
          <table:table-cell table:formula="of:=0.015*[.B10]+0.001" office:value-type="float" office:value="0.00328">
            <text:p>0.00328</text:p>
          </table:table-cell>
          <table:table-cell table:number-columns-repeated="1020"/>
        </table:table-row>
        <table:table-row table:style-name="ro1">
          <table:table-cell office:value-type="float" office:value="0.504">
            <text:p>0.504</text:p>
          </table:table-cell>
          <table:table-cell office:value-type="float" office:value="0.156">
            <text:p>0.156</text:p>
          </table:table-cell>
          <table:table-cell table:formula="of:=0.005*[.A11]+0.001" office:value-type="float" office:value="0.00352">
            <text:p>0.00352</text:p>
          </table:table-cell>
          <table:table-cell table:formula="of:=0.015*[.B11]+0.001" office:value-type="float" office:value="0.00334">
            <text:p>0.00334</text:p>
          </table:table-cell>
          <table:table-cell table:number-columns-repeated="1020"/>
        </table:table-row>
        <table:table-row table:style-name="ro1">
          <table:table-cell office:value-type="float" office:value="0.598">
            <text:p>0.598</text:p>
          </table:table-cell>
          <table:table-cell office:value-type="float" office:value="0.161">
            <text:p>0.161</text:p>
          </table:table-cell>
          <table:table-cell table:formula="of:=0.005*[.A12]+0.001" office:value-type="float" office:value="0.00399">
            <text:p>0.00399</text:p>
          </table:table-cell>
          <table:table-cell table:formula="of:=0.015*[.B12]+0.001" office:value-type="float" office:value="0.003415">
            <text:p>0.003415</text:p>
          </table:table-cell>
          <table:table-cell table:number-columns-repeated="1020"/>
        </table:table-row>
        <table:table-row table:style-name="ro1">
          <table:table-cell office:value-type="float" office:value="0.705">
            <text:p>0.705</text:p>
          </table:table-cell>
          <table:table-cell office:value-type="float" office:value="0.168">
            <text:p>0.168</text:p>
          </table:table-cell>
          <table:table-cell table:formula="of:=0.005*[.A13]+0.001" office:value-type="float" office:value="0.004525">
            <text:p>0.004525</text:p>
          </table:table-cell>
          <table:table-cell table:formula="of:=0.015*[.B13]+0.001" office:value-type="float" office:value="0.00352">
            <text:p>0.00352</text:p>
          </table:table-cell>
          <table:table-cell table:number-columns-repeated="1020"/>
        </table:table-row>
        <table:table-row table:style-name="ro1">
          <table:table-cell office:value-type="float" office:value="0.803">
            <text:p>0.803</text:p>
          </table:table-cell>
          <table:table-cell office:value-type="float" office:value="0.174">
            <text:p>0.174</text:p>
          </table:table-cell>
          <table:table-cell table:formula="of:=0.005*[.A14]+0.001" office:value-type="float" office:value="0.005015">
            <text:p>0.005015</text:p>
          </table:table-cell>
          <table:table-cell table:formula="of:=0.015*[.B14]+0.001" office:value-type="float" office:value="0.00361">
            <text:p>0.00361</text:p>
          </table:table-cell>
          <table:table-cell table:number-columns-repeated="1020"/>
        </table:table-row>
        <table:table-row table:style-name="ro1">
          <table:table-cell office:value-type="float" office:value="0.898">
            <text:p>0.898</text:p>
          </table:table-cell>
          <table:table-cell office:value-type="float" office:value="0.18">
            <text:p>0.18</text:p>
          </table:table-cell>
          <table:table-cell table:formula="of:=0.005*[.A15]+0.001" office:value-type="float" office:value="0.00549">
            <text:p>0.00549</text:p>
          </table:table-cell>
          <table:table-cell table:formula="of:=0.015*[.B15]+0.001" office:value-type="float" office:value="0.0037">
            <text:p>0.0037</text:p>
          </table:table-cell>
          <table:table-cell table:number-columns-repeated="1020"/>
        </table:table-row>
        <table:table-row table:style-name="ro1">
          <table:table-cell office:value-type="float" office:value="1.001">
            <text:p>1.001</text:p>
          </table:table-cell>
          <table:table-cell office:value-type="float" office:value="0.188">
            <text:p>0.188</text:p>
          </table:table-cell>
          <table:table-cell table:formula="of:=0.005*[.A16]+0.001" office:value-type="float" office:value="0.006005">
            <text:p>0.006005</text:p>
          </table:table-cell>
          <table:table-cell table:formula="of:=0.015*[.B16]+0.001" office:value-type="float" office:value="0.00382">
            <text:p>0.00382</text:p>
          </table:table-cell>
          <table:table-cell table:number-columns-repeated="1020"/>
        </table:table-row>
        <table:table-row table:style-name="ro1">
          <table:table-cell office:value-type="float" office:value="1.197">
            <text:p>1.197</text:p>
          </table:table-cell>
          <table:table-cell office:value-type="float" office:value="0.201">
            <text:p>0.201</text:p>
          </table:table-cell>
          <table:table-cell table:formula="of:=0.005*[.A17]+0.001" office:value-type="float" office:value="0.006985">
            <text:p>0.006985</text:p>
          </table:table-cell>
          <table:table-cell table:formula="of:=0.015*[.B17]+0.001" office:value-type="float" office:value="0.004015">
            <text:p>0.004015</text:p>
          </table:table-cell>
          <table:table-cell table:number-columns-repeated="1020"/>
        </table:table-row>
        <table:table-row table:style-name="ro1">
          <table:table-cell office:value-type="float" office:value="1.408">
            <text:p>1.408</text:p>
          </table:table-cell>
          <table:table-cell office:value-type="float" office:value="0.216">
            <text:p>0.216</text:p>
          </table:table-cell>
          <table:table-cell table:formula="of:=0.005*[.A18]+0.001" office:value-type="float" office:value="0.00804">
            <text:p>0.00804</text:p>
          </table:table-cell>
          <table:table-cell table:formula="of:=0.015*[.B18]+0.001" office:value-type="float" office:value="0.00424">
            <text:p>0.00424</text:p>
          </table:table-cell>
          <table:table-cell table:number-columns-repeated="1020"/>
        </table:table-row>
        <table:table-row table:style-name="ro1">
          <table:table-cell office:value-type="float" office:value="1.613">
            <text:p>1.613</text:p>
          </table:table-cell>
          <table:table-cell office:value-type="float" office:value="0.229">
            <text:p>0.229</text:p>
          </table:table-cell>
          <table:table-cell table:formula="of:=0.005*[.A19]+0.001" office:value-type="float" office:value="0.009065">
            <text:p>0.009065</text:p>
          </table:table-cell>
          <table:table-cell table:formula="of:=0.015*[.B19]+0.001" office:value-type="float" office:value="0.004435">
            <text:p>0.004435</text:p>
          </table:table-cell>
          <table:table-cell table:number-columns-repeated="1020"/>
        </table:table-row>
        <table:table-row table:style-name="ro1">
          <table:table-cell office:value-type="float" office:value="1.802">
            <text:p>1.802</text:p>
          </table:table-cell>
          <table:table-cell office:value-type="float" office:value="0.241">
            <text:p>0.241</text:p>
          </table:table-cell>
          <table:table-cell table:formula="of:=0.005*[.A20]+0.001" office:value-type="float" office:value="0.01001">
            <text:p>0.01001</text:p>
          </table:table-cell>
          <table:table-cell table:formula="of:=0.015*[.B20]+0.001" office:value-type="float" office:value="0.004615">
            <text:p>0.004615</text:p>
          </table:table-cell>
          <table:table-cell table:number-columns-repeated="1020"/>
        </table:table-row>
        <table:table-row table:style-name="ro1">
          <table:table-cell office:value-type="float" office:value="1.998">
            <text:p>1.998</text:p>
          </table:table-cell>
          <table:table-cell office:value-type="float" office:value="0.252">
            <text:p>0.252</text:p>
          </table:table-cell>
          <table:table-cell table:formula="of:=0.005*[.A21]+0.001" office:value-type="float" office:value="0.01099">
            <text:p>0.01099</text:p>
          </table:table-cell>
          <table:table-cell table:formula="of:=0.015*[.B21]+0.001" office:value-type="float" office:value="0.00478">
            <text:p>0.00478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 in uA</text:p>
          </table:table-cell>
          <table:table-cell office:value-type="string">
            <text:p>U in V</text:p>
          </table:table-cell>
          <table:table-cell office:value-type="string">
            <text:p>SI in uA</text:p>
          </table:table-cell>
          <table:table-cell office:value-type="string">
            <text:p>SU in V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A2]*0.008+0.1" office:value-type="float" office:value="0.1">
            <text:p>0.1</text:p>
          </table:table-cell>
          <table:table-cell table:formula="of:=[.B2]*0.005+0.001" office:value-type="float" office:value="0.001">
            <text:p>0.00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table:formula="of:=[.A3]*0.008+0.1" office:value-type="float" office:value="0.1">
            <text:p>0.1</text:p>
          </table:table-cell>
          <table:table-cell table:formula="of:=[.B3]*0.005+0.001" office:value-type="float" office:value="0.00126">
            <text:p>0.00126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table:formula="of:=[.A4]*0.008+0.1" office:value-type="float" office:value="0.1">
            <text:p>0.1</text:p>
          </table:table-cell>
          <table:table-cell table:formula="of:=[.B4]*0.005+0.001" office:value-type="float" office:value="0.00151">
            <text:p>0.0015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table:formula="of:=[.A5]*0.008+0.1" office:value-type="float" office:value="0.1">
            <text:p>0.1</text:p>
          </table:table-cell>
          <table:table-cell table:formula="of:=[.B5]*0.005+0.001" office:value-type="float" office:value="0.001745">
            <text:p>0.001745</text:p>
          </table:table-cell>
          <table:table-cell table:number-columns-repeated="10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formula="of:=[.A6]*0.008+0.1" office:value-type="float" office:value="0.1008">
            <text:p>0.1008</text:p>
          </table:table-cell>
          <table:table-cell table:formula="of:=[.B6]*0.005+0.001" office:value-type="float" office:value="0.002">
            <text:p>0.002</text:p>
          </table:table-cell>
          <table:table-cell table:number-columns-repeated="10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47">
            <text:p>0.247</text:p>
          </table:table-cell>
          <table:table-cell table:formula="of:=[.A7]*0.008+0.1" office:value-type="float" office:value="0.1024">
            <text:p>0.1024</text:p>
          </table:table-cell>
          <table:table-cell table:formula="of:=[.B7]*0.005+0.001" office:value-type="float" office:value="0.002235">
            <text:p>0.002235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307">
            <text:p>0.307</text:p>
          </table:table-cell>
          <table:table-cell table:formula="of:=[.A8]*0.008+0.1" office:value-type="float" office:value="0.112">
            <text:p>0.112</text:p>
          </table:table-cell>
          <table:table-cell table:formula="of:=[.B8]*0.005+0.001" office:value-type="float" office:value="0.002535">
            <text:p>0.002535</text:p>
          </table:table-cell>
          <table:table-cell table:number-columns-repeated="1020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353">
            <text:p>0.353</text:p>
          </table:table-cell>
          <table:table-cell table:formula="of:=[.A9]*0.008+0.1" office:value-type="float" office:value="0.1408">
            <text:p>0.1408</text:p>
          </table:table-cell>
          <table:table-cell table:formula="of:=[.B9]*0.005+0.001" office:value-type="float" office:value="0.002765">
            <text:p>0.002765</text:p>
          </table:table-cell>
          <table:table-cell table:number-columns-repeated="1020"/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0.4">
            <text:p>0.4</text:p>
          </table:table-cell>
          <table:table-cell table:formula="of:=[.A10]*0.008+0.1" office:value-type="float" office:value="0.2824">
            <text:p>0.2824</text:p>
          </table:table-cell>
          <table:table-cell table:formula="of:=[.B10]*0.005+0.001" office:value-type="float" office:value="0.003">
            <text:p>0.003</text:p>
          </table:table-cell>
          <table:table-cell table:number-columns-repeated="1020"/>
        </table:table-row>
        <table:table-row table:style-name="ro1">
          <table:table-cell office:value-type="float" office:value="68.1">
            <text:p>68.1</text:p>
          </table:table-cell>
          <table:table-cell office:value-type="float" office:value="0.452">
            <text:p>0.452</text:p>
          </table:table-cell>
          <table:table-cell table:formula="of:=[.A11]*0.008+0.1" office:value-type="float" office:value="0.6448">
            <text:p>0.6448</text:p>
          </table:table-cell>
          <table:table-cell table:formula="of:=[.B11]*0.005+0.001" office:value-type="float" office:value="0.00326">
            <text:p>0.00326</text:p>
          </table:table-cell>
          <table:table-cell table:number-columns-repeated="1020"/>
        </table:table-row>
        <table:table-row table:style-name="ro1">
          <table:table-cell office:value-type="float" office:value="190.4">
            <text:p>190.4</text:p>
          </table:table-cell>
          <table:table-cell office:value-type="float" office:value="0.497">
            <text:p>0.497</text:p>
          </table:table-cell>
          <table:table-cell table:formula="of:=[.A12]*0.008+0.1" office:value-type="float" office:value="1.6232">
            <text:p>1.6232</text:p>
          </table:table-cell>
          <table:table-cell table:formula="of:=[.B12]*0.005+0.001" office:value-type="float" office:value="0.003485">
            <text:p>0.003485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519">
            <text:p>0.519</text:p>
          </table:table-cell>
          <table:table-cell table:formula="of:=[.A13]*0.008+1" office:value-type="float" office:value="3.44">
            <text:p>3.44</text:p>
          </table:table-cell>
          <table:table-cell table:formula="of:=[.B13]*0.005+0.001" office:value-type="float" office:value="0.003595">
            <text:p>0.003595</text:p>
          </table:table-cell>
          <table:table-cell table:number-columns-repeated="1020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54">
            <text:p>0.54</text:p>
          </table:table-cell>
          <table:table-cell table:formula="of:=[.A14]*0.008+1" office:value-type="float" office:value="4.808">
            <text:p>4.808</text:p>
          </table:table-cell>
          <table:table-cell table:formula="of:=[.B14]*0.005+0.001" office:value-type="float" office:value="0.0037">
            <text:p>0.0037</text:p>
          </table:table-cell>
          <table:table-cell table:number-columns-repeated="1020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561">
            <text:p>0.561</text:p>
          </table:table-cell>
          <table:table-cell table:formula="of:=[.A15]*0.008+1" office:value-type="float" office:value="6.8">
            <text:p>6.8</text:p>
          </table:table-cell>
          <table:table-cell table:formula="of:=[.B15]*0.005+0.001" office:value-type="float" office:value="0.003805">
            <text:p>0.003805</text:p>
          </table:table-cell>
          <table:table-cell table:number-columns-repeated="1020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0.582">
            <text:p>0.582</text:p>
          </table:table-cell>
          <table:table-cell table:formula="of:=[.A16]*0.008+1" office:value-type="float" office:value="9.832">
            <text:p>9.832</text:p>
          </table:table-cell>
          <table:table-cell table:formula="of:=[.B16]*0.005+0.001" office:value-type="float" office:value="0.00391">
            <text:p>0.00391</text:p>
          </table:table-cell>
          <table:table-cell table:number-columns-repeated="1020"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0.6">
            <text:p>0.6</text:p>
          </table:table-cell>
          <table:table-cell table:formula="of:=[.A17]*0.008+1" office:value-type="float" office:value="13.768">
            <text:p>13.768</text:p>
          </table:table-cell>
          <table:table-cell table:formula="of:=[.B17]*0.005+0.001" office:value-type="float" office:value="0.004">
            <text:p>0.004</text:p>
          </table:table-cell>
          <table:table-cell table:number-columns-repeated="1020"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0.62">
            <text:p>0.62</text:p>
          </table:table-cell>
          <table:table-cell table:formula="of:=[.A18]*0.008+10" office:value-type="float" office:value="28.96">
            <text:p>28.96</text:p>
          </table:table-cell>
          <table:table-cell table:formula="of:=[.B18]*0.005+0.001" office:value-type="float" office:value="0.0041">
            <text:p>0.0041</text:p>
          </table:table-cell>
          <table:table-cell table:number-columns-repeated="1020"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0.642">
            <text:p>0.642</text:p>
          </table:table-cell>
          <table:table-cell table:formula="of:=[.A19]*0.008+10" office:value-type="float" office:value="39.52">
            <text:p>39.52</text:p>
          </table:table-cell>
          <table:table-cell table:formula="of:=[.B19]*0.005+0.001" office:value-type="float" office:value="0.00421">
            <text:p>0.00421</text:p>
          </table:table-cell>
          <table:table-cell table:number-columns-repeated="1020"/>
        </table:table-row>
        <table:table-row table:style-name="ro1">
          <table:table-cell office:value-type="float" office:value="5410">
            <text:p>5410</text:p>
          </table:table-cell>
          <table:table-cell office:value-type="float" office:value="0.66">
            <text:p>0.66</text:p>
          </table:table-cell>
          <table:table-cell table:formula="of:=[.A20]*0.008+10" office:value-type="float" office:value="53.28">
            <text:p>53.28</text:p>
          </table:table-cell>
          <table:table-cell table:formula="of:=[.B20]*0.005+0.001" office:value-type="float" office:value="0.0043">
            <text:p>0.0043</text:p>
          </table:table-cell>
          <table:table-cell table:number-columns-repeated="1020"/>
        </table:table-row>
        <table:table-row table:style-name="ro1">
          <table:table-cell office:value-type="float" office:value="8170">
            <text:p>8170</text:p>
          </table:table-cell>
          <table:table-cell office:value-type="float" office:value="0.68">
            <text:p>0.68</text:p>
          </table:table-cell>
          <table:table-cell table:formula="of:=[.A21]*0.008+10" office:value-type="float" office:value="75.36">
            <text:p>75.36</text:p>
          </table:table-cell>
          <table:table-cell table:formula="of:=[.B21]*0.005+0.001" office:value-type="float" office:value="0.0044">
            <text:p>0.0044</text:p>
          </table:table-cell>
          <table:table-cell table:number-columns-repeated="1020"/>
        </table:table-row>
        <table:table-row table:style-name="ro1">
          <table:table-cell office:value-type="float" office:value="10450">
            <text:p>10450</text:p>
          </table:table-cell>
          <table:table-cell office:value-type="float" office:value="0.692">
            <text:p>0.692</text:p>
          </table:table-cell>
          <table:table-cell table:formula="of:=[.A22]*0.008+10" office:value-type="float" office:value="93.6">
            <text:p>93.6</text:p>
          </table:table-cell>
          <table:table-cell table:formula="of:=[.B22]*0.005+0.001" office:value-type="float" office:value="0.00446">
            <text:p>0.00446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2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 in uA</text:p>
          </table:table-cell>
          <table:table-cell office:value-type="string">
            <text:p>U in V</text:p>
          </table:table-cell>
          <table:table-cell office:value-type="string">
            <text:p>SU in V</text:p>
          </table:table-cell>
          <table:table-cell office:value-type="string">
            <text:p>SI in uA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B2]*0.05+0.01" office:value-type="float" office:value="0.01">
            <text:p>0.01</text:p>
          </table:table-cell>
          <table:table-cell table:formula="of:=0.02*[.A2]+0.05" office:value-type="float" office:value="0.05">
            <text:p>0.05</text:p>
          </table:table-cell>
          <table:table-cell table:number-columns-repeated="1020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51">
            <text:p>0.51</text:p>
          </table:table-cell>
          <table:table-cell table:formula="of:=[.B3]*0.05+0.01" office:value-type="float" office:value="0.0355">
            <text:p>0.0355</text:p>
          </table:table-cell>
          <table:table-cell table:formula="of:=0.02*[.A3]+0.05" office:value-type="float" office:value="0.051">
            <text:p>0.051</text:p>
          </table:table-cell>
          <table:table-cell table:number-columns-repeated="10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03">
            <text:p>1.03</text:p>
          </table:table-cell>
          <table:table-cell table:formula="of:=[.B4]*0.05+0.01" office:value-type="float" office:value="0.0615">
            <text:p>0.0615</text:p>
          </table:table-cell>
          <table:table-cell table:formula="of:=0.02*[.A4]+0.05" office:value-type="float" office:value="0.052">
            <text:p>0.052</text:p>
          </table:table-cell>
          <table:table-cell table:number-columns-repeated="10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.01">
            <text:p>2.01</text:p>
          </table:table-cell>
          <table:table-cell table:formula="of:=[.B5]*0.05+0.01" office:value-type="float" office:value="0.1105">
            <text:p>0.1105</text:p>
          </table:table-cell>
          <table:table-cell table:formula="of:=0.02*[.A5]+0.05" office:value-type="float" office:value="0.054">
            <text:p>0.054</text:p>
          </table:table-cell>
          <table:table-cell table:number-columns-repeated="10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3.01">
            <text:p>3.01</text:p>
          </table:table-cell>
          <table:table-cell table:formula="of:=[.B6]*0.05+0.01" office:value-type="float" office:value="0.1605">
            <text:p>0.1605</text:p>
          </table:table-cell>
          <table:table-cell table:formula="of:=0.02*[.A6]+0.05" office:value-type="float" office:value="0.056">
            <text:p>0.056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22" table:style-name="ta1" table:print="false">
        <table:table-column table:style-name="co1" table:number-columns-repeated="4" table:default-cell-style-name="ce1"/>
        <table:table-row table:style-name="ro1">
          <table:table-cell office:value-type="string">
            <text:p>I in uA</text:p>
          </table:table-cell>
          <table:table-cell office:value-type="string">
            <text:p>U in V</text:p>
          </table:table-cell>
          <table:table-cell office:value-type="string">
            <text:p>SU in V</text:p>
          </table:table-cell>
          <table:table-cell office:value-type="string">
            <text:p>SI in uA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B2]*0.05+0.01" office:value-type="float" office:value="0.01">
            <text:p>0.01</text:p>
          </table:table-cell>
          <table:table-cell table:formula="of:=0.02*[.A2]+0.05" office:value-type="float" office:value="0.05">
            <text:p>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*0.05+0.01" office:value-type="float" office:value="0.06">
            <text:p>0.06</text:p>
          </table:table-cell>
          <table:table-cell table:formula="of:=0.02*[.A3]+0.05" office:value-type="float" office:value="0.05">
            <text:p>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4]*0.05+0.01" office:value-type="float" office:value="0.11">
            <text:p>0.11</text:p>
          </table:table-cell>
          <table:table-cell table:formula="of:=0.02*[.A4]+0.05" office:value-type="float" office:value="0.05">
            <text:p>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5]*0.05+0.01" office:value-type="float" office:value="0.16">
            <text:p>0.16</text:p>
          </table:table-cell>
          <table:table-cell table:formula="of:=0.02*[.A5]+0.05" office:value-type="float" office:value="0.05">
            <text:p>0.05</text:p>
          </table:table-cell>
        </table:table-row>
        <table:table-row table:style-name="ro1">
          <table:table-cell table:number-columns-repeated="4"/>
        </table:table-row>
      </table:table>
      <table:table table:name="24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C in mA</text:p>
          </table:table-cell>
          <table:table-cell office:value-type="string">
            <text:p>IB in uA</text:p>
          </table:table-cell>
          <table:table-cell office:value-type="string">
            <text:p>UBE in mV</text:p>
          </table:table-cell>
          <table:table-cell office:value-type="string">
            <text:p>SIB in uA</text:p>
          </table:table-cell>
          <table:table-cell office:value-type="string">
            <text:p>SIC in mA</text:p>
          </table:table-cell>
          <table:table-cell office:value-type="string">
            <text:p>SUBE in mV</text:p>
          </table:table-cell>
          <table:table-cell office:value-type="string">
            <text:p>UCE in V</text:p>
          </table:table-cell>
          <table:table-cell office:value-type="string">
            <text:p>SUCE in V</text:p>
          </table:table-cell>
          <table:table-cell table:number-columns-repeated="1016"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5">
            <text:p>5</text:p>
          </table:table-cell>
          <table:table-cell office:value-type="float" office:value="654">
            <text:p>654</text:p>
          </table:table-cell>
          <table:table-cell office:value-type="float" office:value="2.5">
            <text:p>2.5</text:p>
          </table:table-cell>
          <table:table-cell office:value-type="float" office:value="0.01">
            <text:p>0.01</text:p>
          </table:table-cell>
          <table:table-cell table:formula="of:=0.005*[.C2]+1" office:value-type="float" office:value="4.27">
            <text:p>4.27</text:p>
          </table:table-cell>
          <table:table-cell table:style-name="ce2" office:value-type="float" office:value="1">
            <text:p>1</text:p>
          </table:table-cell>
          <table:table-cell table:style-name="ce2" table:formula="of:=0.005*[.G2]+0.01" office:value-type="float" office:value="0.015">
            <text:p>0.015</text:p>
          </table:table-cell>
          <table:table-cell table:number-columns-repeated="1016"/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10">
            <text:p>10</text:p>
          </table:table-cell>
          <table:table-cell office:value-type="float" office:value="680">
            <text:p>680</text:p>
          </table:table-cell>
          <table:table-cell/>
          <table:table-cell/>
          <table:table-cell table:formula="of:=0.005*[.C3]+1" office:value-type="float" office:value="4.4">
            <text:p>4.4</text:p>
          </table:table-cell>
          <table:table-cell table:number-columns-repeated="1018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15">
            <text:p>15</text:p>
          </table:table-cell>
          <table:table-cell office:value-type="float" office:value="690">
            <text:p>690</text:p>
          </table:table-cell>
          <table:table-cell/>
          <table:table-cell/>
          <table:table-cell table:formula="of:=0.005*[.C4]+1" office:value-type="float" office:value="4.45">
            <text:p>4.45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98">
            <text:p>698</text:p>
          </table:table-cell>
          <table:table-cell/>
          <table:table-cell/>
          <table:table-cell table:formula="of:=0.005*[.C5]+1" office:value-type="float" office:value="4.49">
            <text:p>4.49</text:p>
          </table:table-cell>
          <table:table-cell table:number-columns-repeated="1018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25">
            <text:p>25</text:p>
          </table:table-cell>
          <table:table-cell office:value-type="float" office:value="704">
            <text:p>704</text:p>
          </table:table-cell>
          <table:table-cell/>
          <table:table-cell/>
          <table:table-cell table:formula="of:=0.005*[.C6]+1" office:value-type="float" office:value="4.52">
            <text:p>4.52</text:p>
          </table:table-cell>
          <table:table-cell table:number-columns-repeated="1018"/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30">
            <text:p>30</text:p>
          </table:table-cell>
          <table:table-cell office:value-type="float" office:value="709">
            <text:p>709</text:p>
          </table:table-cell>
          <table:table-cell/>
          <table:table-cell/>
          <table:table-cell table:formula="of:=0.005*[.C7]+1" office:value-type="float" office:value="4.545">
            <text:p>4.545</text:p>
          </table:table-cell>
          <table:table-cell table:number-columns-repeated="1018"/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35">
            <text:p>35</text:p>
          </table:table-cell>
          <table:table-cell office:value-type="float" office:value="713">
            <text:p>713</text:p>
          </table:table-cell>
          <table:table-cell/>
          <table:table-cell/>
          <table:table-cell table:formula="of:=0.005*[.C8]+1" office:value-type="float" office:value="4.565">
            <text:p>4.565</text:p>
          </table:table-cell>
          <table:table-cell table:number-columns-repeated="1018"/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40">
            <text:p>40</text:p>
          </table:table-cell>
          <table:table-cell office:value-type="float" office:value="716">
            <text:p>716</text:p>
          </table:table-cell>
          <table:table-cell/>
          <table:table-cell/>
          <table:table-cell table:formula="of:=0.005*[.C9]+1" office:value-type="float" office:value="4.58">
            <text:p>4.58</text:p>
          </table:table-cell>
          <table:table-cell table:number-columns-repeated="1018"/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45">
            <text:p>45</text:p>
          </table:table-cell>
          <table:table-cell office:value-type="float" office:value="720">
            <text:p>720</text:p>
          </table:table-cell>
          <table:table-cell/>
          <table:table-cell/>
          <table:table-cell table:formula="of:=0.005*[.C10]+1" office:value-type="float" office:value="4.6">
            <text:p>4.6</text:p>
          </table:table-cell>
          <table:table-cell table:number-columns-repeated="1018"/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50">
            <text:p>50</text:p>
          </table:table-cell>
          <table:table-cell office:value-type="float" office:value="723">
            <text:p>723</text:p>
          </table:table-cell>
          <table:table-cell/>
          <table:table-cell/>
          <table:table-cell table:formula="of:=0.005*[.C11]+1" office:value-type="float" office:value="4.615">
            <text:p>4.615</text:p>
          </table:table-cell>
          <table:table-cell table:number-columns-repeated="1018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55">
            <text:p>55</text:p>
          </table:table-cell>
          <table:table-cell office:value-type="float" office:value="726">
            <text:p>726</text:p>
          </table:table-cell>
          <table:table-cell/>
          <table:table-cell/>
          <table:table-cell table:formula="of:=0.005*[.C12]+1" office:value-type="float" office:value="4.63">
            <text:p>4.63</text:p>
          </table:table-cell>
          <table:table-cell table:number-columns-repeated="1018"/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60">
            <text:p>60</text:p>
          </table:table-cell>
          <table:table-cell office:value-type="float" office:value="729">
            <text:p>729</text:p>
          </table:table-cell>
          <table:table-cell/>
          <table:table-cell/>
          <table:table-cell table:formula="of:=0.005*[.C13]+1" office:value-type="float" office:value="4.645">
            <text:p>4.64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31">
            <text:p>731</text:p>
          </table:table-cell>
          <table:table-cell/>
          <table:table-cell/>
          <table:table-cell table:formula="of:=0.005*[.C14]+1" office:value-type="float" office:value="4.655">
            <text:p>4.655</text:p>
          </table:table-cell>
          <table:table-cell table:number-columns-repeated="1018"/>
        </table:table-row>
        <table:table-row table:style-name="ro1">
          <table:table-cell office:value-type="float" office:value="10.65">
            <text:p>10.65</text:p>
          </table:table-cell>
          <table:table-cell office:value-type="float" office:value="75">
            <text:p>75</text:p>
          </table:table-cell>
          <table:table-cell office:value-type="float" office:value="733">
            <text:p>733</text:p>
          </table:table-cell>
          <table:table-cell/>
          <table:table-cell/>
          <table:table-cell table:formula="of:=0.005*[.C15]+1" office:value-type="float" office:value="4.665">
            <text:p>4.665</text:p>
          </table:table-cell>
          <table:table-cell table:number-columns-repeated="1018"/>
        </table:table-row>
        <table:table-row table:style-name="ro1">
          <table:table-cell office:value-type="float" office:value="11.28">
            <text:p>11.28</text:p>
          </table:table-cell>
          <table:table-cell office:value-type="float" office:value="80">
            <text:p>80</text:p>
          </table:table-cell>
          <table:table-cell office:value-type="float" office:value="737">
            <text:p>737</text:p>
          </table:table-cell>
          <table:table-cell/>
          <table:table-cell/>
          <table:table-cell table:formula="of:=0.005*[.C16]+1" office:value-type="float" office:value="4.685">
            <text:p>4.685</text:p>
          </table:table-cell>
          <table:table-cell table:number-columns-repeated="1018"/>
        </table:table-row>
        <table:table-row table:style-name="ro1">
          <table:table-cell office:value-type="float" office:value="11.98">
            <text:p>11.98</text:p>
          </table:table-cell>
          <table:table-cell office:value-type="float" office:value="85">
            <text:p>85</text:p>
          </table:table-cell>
          <table:table-cell office:value-type="float" office:value="739">
            <text:p>739</text:p>
          </table:table-cell>
          <table:table-cell/>
          <table:table-cell/>
          <table:table-cell table:formula="of:=0.005*[.C17]+1" office:value-type="float" office:value="4.695">
            <text:p>4.695</text:p>
          </table:table-cell>
          <table:table-cell table:number-columns-repeated="1018"/>
        </table:table-row>
        <table:table-row table:style-name="ro1">
          <table:table-cell office:value-type="float" office:value="12.65">
            <text:p>12.65</text:p>
          </table:table-cell>
          <table:table-cell office:value-type="float" office:value="90">
            <text:p>90</text:p>
          </table:table-cell>
          <table:table-cell office:value-type="float" office:value="741">
            <text:p>741</text:p>
          </table:table-cell>
          <table:table-cell/>
          <table:table-cell/>
          <table:table-cell table:formula="of:=0.005*[.C18]+1" office:value-type="float" office:value="4.705">
            <text:p>4.705</text:p>
          </table:table-cell>
          <table:table-cell table:number-columns-repeated="1018"/>
        </table:table-row>
        <table:table-row table:style-name="ro1">
          <table:table-cell office:value-type="float" office:value="13.19">
            <text:p>13.19</text:p>
          </table:table-cell>
          <table:table-cell office:value-type="float" office:value="95">
            <text:p>95</text:p>
          </table:table-cell>
          <table:table-cell office:value-type="float" office:value="743">
            <text:p>743</text:p>
          </table:table-cell>
          <table:table-cell/>
          <table:table-cell/>
          <table:table-cell table:formula="of:=0.005*[.C19]+1" office:value-type="float" office:value="4.715">
            <text:p>4.715</text:p>
          </table:table-cell>
          <table:table-cell table:number-columns-repeated="1018"/>
        </table:table-row>
        <table:table-row table:style-name="ro1">
          <table:table-cell office:value-type="float" office:value="13.95">
            <text:p>13.95</text:p>
          </table:table-cell>
          <table:table-cell office:value-type="float" office:value="100">
            <text:p>100</text:p>
          </table:table-cell>
          <table:table-cell office:value-type="float" office:value="745">
            <text:p>745</text:p>
          </table:table-cell>
          <table:table-cell/>
          <table:table-cell/>
          <table:table-cell table:formula="of:=0.005*[.C20]+1" office:value-type="float" office:value="4.725">
            <text:p>4.725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43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C in uA</text:p>
          </table:table-cell>
          <table:table-cell office:value-type="string">
            <text:p>UCE in mV</text:p>
          </table:table-cell>
          <table:table-cell office:value-type="string">
            <text:p>IB in uA</text:p>
          </table:table-cell>
          <table:table-cell office:value-type="string">
            <text:p>SIB in uA</text:p>
          </table:table-cell>
          <table:table-cell office:value-type="string">
            <text:p>SIC in uA</text:p>
          </table:table-cell>
          <table:table-cell office:value-type="string">
            <text:p>SUCE in m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table:formula="of:=0.005*[.B2]+10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3]+10" office:value-type="float" office:value="12.5">
            <text:p>12.5</text:p>
          </table:table-cell>
          <table:table-cell table:number-columns-repeated="1018"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4]+10"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1500">
            <text:p>1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5]+10" office:value-type="float" office:value="17.5">
            <text:p>17.5</text:p>
          </table:table-cell>
          <table:table-cell table:number-columns-repeated="1018"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6]+10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2510">
            <text:p>251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7]+10" office:value-type="float" office:value="22.55">
            <text:p>22.55</text:p>
          </table:table-cell>
          <table:table-cell table:number-columns-repeated="1018"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3000">
            <text:p>3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8]+10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3520">
            <text:p>352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9]+10" office:value-type="float" office:value="27.6">
            <text:p>27.6</text:p>
          </table:table-cell>
          <table:table-cell table:number-columns-repeated="1018"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0]+10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1]+10" office:value-type="float" office:value="10.55">
            <text:p>10.55</text:p>
          </table:table-cell>
          <table:table-cell table:number-columns-repeated="1018"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2]+10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3]+10" office:value-type="float" office:value="11.5">
            <text:p>11.5</text:p>
          </table:table-cell>
          <table:table-cell table:number-columns-repeated="1018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3" office:value-type="float" office:value="20.9">
            <text:p>20.9</text:p>
          </table:table-cell>
          <table:table-cell table:style-name="ce3" office:value-type="float" office:value="20">
            <text:p>20</text:p>
          </table:table-cell>
          <table:table-cell table:number-columns-repeated="2"/>
          <table:table-cell table:formula="of:=0.005*[.B14]+0.1" office:value-type="float" office:value="0.2045">
            <text:p>0.2045</text:p>
          </table:table-cell>
          <table:table-cell table:number-columns-repeated="101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1.8">
            <text:p>41.8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5]+0.1" office:value-type="float" office:value="0.309">
            <text:p>0.309</text:p>
          </table:table-cell>
          <table:table-cell table:number-columns-repeated="1018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0.7">
            <text:p>60.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6]+0.1" office:value-type="float" office:value="0.4035">
            <text:p>0.4035</text:p>
          </table:table-cell>
          <table:table-cell table:number-columns-repeated="1018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80.5">
            <text:p>80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7]+0.1" office:value-type="float" office:value="0.5025">
            <text:p>0.5025</text:p>
          </table:table-cell>
          <table:table-cell table:number-columns-repeated="1018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99.5">
            <text:p>99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8]+0.1" office:value-type="float" office:value="0.5975">
            <text:p>0.5975</text:p>
          </table:table-cell>
          <table:table-cell table:number-columns-repeated="1018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120.4">
            <text:p>120.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9]+0.1" office:value-type="float" office:value="0.702">
            <text:p>0.702</text:p>
          </table:table-cell>
          <table:table-cell table:number-columns-repeated="1018"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139.5">
            <text:p>139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20]+0.1" office:value-type="float" office:value="0.7975">
            <text:p>0.7975</text:p>
          </table:table-cell>
          <table:table-cell table:number-columns-repeated="1018"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159.5">
            <text:p>159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21]+0.1" office:value-type="float" office:value="0.8975">
            <text:p>0.8975</text:p>
          </table:table-cell>
          <table:table-cell table:number-columns-repeated="1018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79.5">
            <text:p>179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22]+0.1" office:value-type="float" office:value="0.9975">
            <text:p>0.9975</text:p>
          </table:table-cell>
          <table:table-cell table:number-columns-repeated="1018"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197.5">
            <text:p>197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23]+0.1" office:value-type="float" office:value="1.0875">
            <text:p>1.0875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5.3">
            <text:p>5.3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24]+0.1" office:value-type="float" office:value="0.1265">
            <text:p>0.1265</text:p>
          </table:table-cell>
          <table:table-cell table:number-columns-repeated="101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.9">
            <text:p>19.9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25]+0.1" office:value-type="float" office:value="0.1995">
            <text:p>0.1995</text:p>
          </table:table-cell>
          <table:table-cell table:number-columns-repeated="1018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1.6">
            <text:p>41.6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26]+0.1" office:value-type="float" office:value="0.308">
            <text:p>0.308</text:p>
          </table:table-cell>
          <table:table-cell table:number-columns-repeated="1018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61.6">
            <text:p>61.6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27]+0.1" office:value-type="float" office:value="0.408">
            <text:p>0.408</text:p>
          </table:table-cell>
          <table:table-cell table:number-columns-repeated="1018"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79.3">
            <text:p>79.3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28]+0.1" office:value-type="float" office:value="0.4965">
            <text:p>0.4965</text:p>
          </table:table-cell>
          <table:table-cell table:number-columns-repeated="1018"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98.1">
            <text:p>98.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29]+0.1" office:value-type="float" office:value="0.5905">
            <text:p>0.5905</text:p>
          </table:table-cell>
          <table:table-cell table:number-columns-repeated="1018"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121.2">
            <text:p>121.2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0]+0.1" office:value-type="float" office:value="0.706">
            <text:p>0.706</text:p>
          </table:table-cell>
          <table:table-cell table:number-columns-repeated="1018"/>
        </table:table-row>
        <table:table-row table:style-name="ro1">
          <table:table-cell office:value-type="float" office:value="5940">
            <text:p>5940</text:p>
          </table:table-cell>
          <table:table-cell office:value-type="float" office:value="144.1">
            <text:p>144.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1]+0.1" office:value-type="float" office:value="0.8205">
            <text:p>0.8205</text:p>
          </table:table-cell>
          <table:table-cell table:number-columns-repeated="1018"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160.8">
            <text:p>160.8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2]+0.1" office:value-type="float" office:value="0.904">
            <text:p>0.904</text:p>
          </table:table-cell>
          <table:table-cell table:number-columns-repeated="1018"/>
        </table:table-row>
        <table:table-row table:style-name="ro1">
          <table:table-cell office:value-type="float" office:value="6730">
            <text:p>6730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3]+0.1" office:value-type="float" office:value="1.005">
            <text:p>1.005</text:p>
          </table:table-cell>
          <table:table-cell table:number-columns-repeated="1018"/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197.5">
            <text:p>197.5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4]+0.1" office:value-type="float" office:value="1.0875">
            <text:p>1.0875</text:p>
          </table:table-cell>
          <table:table-cell table:number-columns-repeated="1018"/>
        </table:table-row>
        <table:table-row table:style-name="ro1">
          <table:table-cell table:style-name="ce3" office:value-type="float" office:value="7010">
            <text:p>7010</text:p>
          </table:table-cell>
          <table:table-cell table:style-name="ce3" office:value-type="float" office:value="290">
            <text:p>29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5]+1" office:value-type="float" office:value="2.45">
            <text:p>2.45</text:p>
          </table:table-cell>
          <table:table-cell table:number-columns-repeated="1018"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255">
            <text:p>255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6]+1" office:value-type="float" office:value="2.275">
            <text:p>2.275</text:p>
          </table:table-cell>
          <table:table-cell table:number-columns-repeated="1018"/>
        </table:table-row>
        <table:table-row table:style-name="ro1">
          <table:table-cell office:value-type="float" office:value="7140">
            <text:p>7140</text:p>
          </table:table-cell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7]+1" office:value-type="float" office:value="2.435">
            <text:p>2.435</text:p>
          </table:table-cell>
          <table:table-cell table:number-columns-repeated="1018"/>
        </table:table-row>
        <table:table-row table:style-name="ro1">
          <table:table-cell office:value-type="float" office:value="7150">
            <text:p>7150</text:p>
          </table:table-cell>
          <table:table-cell office:value-type="float" office:value="325">
            <text:p>325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8]+1" office:value-type="float" office:value="2.625">
            <text:p>2.625</text:p>
          </table:table-cell>
          <table:table-cell table:number-columns-repeated="1018"/>
        </table:table-row>
        <table:table-row table:style-name="ro1">
          <table:table-cell office:value-type="float" office:value="7170">
            <text:p>7170</text:p>
          </table:table-cell>
          <table:table-cell office:value-type="float" office:value="367">
            <text:p>367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9]+1" office:value-type="float" office:value="2.835">
            <text:p>2.835</text:p>
          </table:table-cell>
          <table:table-cell table:number-columns-repeated="1018"/>
        </table:table-row>
        <table:table-row table:style-name="ro1">
          <table:table-cell office:value-type="float" office:value="7190">
            <text:p>7190</text:p>
          </table:table-cell>
          <table:table-cell office:value-type="float" office:value="412">
            <text:p>412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40]+1" office:value-type="float" office:value="3.06">
            <text:p>3.06</text:p>
          </table:table-cell>
          <table:table-cell table:number-columns-repeated="1018"/>
        </table:table-row>
        <table:table-row table:style-name="ro1">
          <table:table-cell office:value-type="float" office:value="7210">
            <text:p>721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41]+1" office:value-type="float" office:value="3.475">
            <text:p>3.475</text:p>
          </table:table-cell>
          <table:table-cell table:number-columns-repeated="1018"/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788">
            <text:p>788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42]+1" office:value-type="float" office:value="4.94">
            <text:p>4.94</text:p>
          </table:table-cell>
          <table:table-cell table:number-columns-repeated="1018"/>
        </table:table-row>
        <table:table-row table:style-name="ro1">
          <table:table-cell office:value-type="float" office:value="7590">
            <text:p>7590</text:p>
          </table:table-cell>
          <table:table-cell office:value-type="float" office:value="1581">
            <text:p>158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43]+1" office:value-type="float" office:value="8.905">
            <text:p>8.905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0">
            <text:p>90</text:p>
          </table:table-cell>
          <table:table-cell table:number-columns-repeated="2"/>
          <table:table-cell table:formula="of:=0.005*[.B44]+1" office:value-type="float" office:value="1.02">
            <text:p>1.02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5]+1" office:value-type="float" office:value="1.04">
            <text:p>1.04</text:p>
          </table:table-cell>
          <table:table-cell table:number-columns-repeated="101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6]+1" office:value-type="float" office:value="1.09">
            <text:p>1.09</text:p>
          </table:table-cell>
          <table:table-cell table:number-columns-repeated="1018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7]+1"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8]+1" office:value-type="float" office:value="1.315">
            <text:p>1.315</text:p>
          </table:table-cell>
          <table:table-cell table:number-columns-repeated="1018"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9]+1"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office:value-type="float" office:value="5920">
            <text:p>5920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0]+1" office:value-type="float" office:value="1.495">
            <text:p>1.495</text:p>
          </table:table-cell>
          <table:table-cell table:number-columns-repeated="1018"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131">
            <text:p>13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1]+1" office:value-type="float" office:value="1.655">
            <text:p>1.655</text:p>
          </table:table-cell>
          <table:table-cell table:number-columns-repeated="1018"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147">
            <text:p>147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2]+1" office:value-type="float" office:value="1.735">
            <text:p>1.735</text:p>
          </table:table-cell>
          <table:table-cell table:number-columns-repeated="1018"/>
        </table:table-row>
        <table:table-row table:style-name="ro1">
          <table:table-cell office:value-type="float" office:value="11120">
            <text:p>11120</text:p>
          </table:table-cell>
          <table:table-cell office:value-type="float" office:value="171">
            <text:p>17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3]+1" office:value-type="float" office:value="1.855">
            <text:p>1.855</text:p>
          </table:table-cell>
          <table:table-cell table:number-columns-repeated="1018"/>
        </table:table-row>
        <table:table-row table:style-name="ro1">
          <table:table-cell office:value-type="float" office:value="11500">
            <text:p>11500</text:p>
          </table:table-cell>
          <table:table-cell office:value-type="float" office:value="195">
            <text:p>195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4]+1" office:value-type="float" office:value="1.975">
            <text:p>1.975</text:p>
          </table:table-cell>
          <table:table-cell table:number-columns-repeated="1018"/>
        </table:table-row>
        <table:table-row table:style-name="ro1">
          <table:table-cell office:value-type="float" office:value="12070">
            <text:p>12070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5]+1"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office:value-type="float" office:value="12270">
            <text:p>12270</text:p>
          </table:table-cell>
          <table:table-cell office:value-type="float" office:value="258">
            <text:p>25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6]+1" office:value-type="float" office:value="2.29">
            <text:p>2.29</text:p>
          </table:table-cell>
          <table:table-cell table:number-columns-repeated="1018"/>
        </table:table-row>
        <table:table-row table:style-name="ro1">
          <table:table-cell office:value-type="float" office:value="12400">
            <text:p>12400</text:p>
          </table:table-cell>
          <table:table-cell office:value-type="float" office:value="324">
            <text:p>324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7]+1" office:value-type="float" office:value="2.62">
            <text:p>2.62</text:p>
          </table:table-cell>
          <table:table-cell table:number-columns-repeated="1018"/>
        </table:table-row>
        <table:table-row table:style-name="ro1">
          <table:table-cell office:value-type="float" office:value="12470">
            <text:p>12470</text:p>
          </table:table-cell>
          <table:table-cell office:value-type="float" office:value="391">
            <text:p>39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8]+1" office:value-type="float" office:value="2.955">
            <text:p>2.955</text:p>
          </table:table-cell>
          <table:table-cell table:number-columns-repeated="1018"/>
        </table:table-row>
        <table:table-row table:style-name="ro1">
          <table:table-cell office:value-type="float" office:value="12520">
            <text:p>12520</text:p>
          </table:table-cell>
          <table:table-cell office:value-type="float" office:value="451">
            <text:p>45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9]+1" office:value-type="float" office:value="3.255">
            <text:p>3.255</text:p>
          </table:table-cell>
          <table:table-cell table:number-columns-repeated="1018"/>
        </table:table-row>
        <table:table-row table:style-name="ro1">
          <table:table-cell office:value-type="float" office:value="12530">
            <text:p>12530</text:p>
          </table:table-cell>
          <table:table-cell office:value-type="float" office:value="1034">
            <text:p>1034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60]+1" office:value-type="float" office:value="6.17">
            <text:p>6.17</text:p>
          </table:table-cell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15.03.2013</text:date>, <text:time>19:42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3-15T17:20:18</meta:creation-date>
    <dc:date>2013-03-15T18:33:13</dc:date>
    <dc:creator>Volker Karle</dc:creator>
    <meta:editing-duration>PT01H13M02S</meta:editing-duration>
    <meta:editing-cycles>12</meta:editing-cycles>
    <meta:generator>OpenOffice.org/3.2$Unix OpenOffice.org_project/320m12$Build-9483</meta:generator>
    <meta:document-statistic meta:table-count="7" meta:cell-count="614" meta:object-count="0"/>
  </office:meta>
</office:document-meta>
</file>